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e95ce"/>
    </style:style>
    <style:style style:name="P2" style:family="paragraph" style:parent-style-name="Standard">
      <style:text-properties officeooo:rsid="000e95ce" officeooo:paragraph-rsid="000e95ce"/>
    </style:style>
    <style:style style:name="P3" style:family="paragraph" style:parent-style-name="Standard">
      <style:text-properties fo:font-size="13pt" officeooo:rsid="000e95ce" style:font-size-asian="13pt" style:font-size-complex="13pt"/>
    </style:style>
    <style:style style:name="P4" style:family="paragraph" style:parent-style-name="Standard">
      <style:paragraph-properties fo:text-align="end" style:justify-single-word="false"/>
      <style:text-properties fo:font-size="13pt" officeooo:rsid="0011c043" officeooo:paragraph-rsid="0011c043" style:font-size-asian="13pt" style:font-size-complex="13pt"/>
    </style:style>
    <style:style style:name="P5" style:family="paragraph" style:parent-style-name="Standard">
      <style:text-properties fo:font-size="13pt" fo:font-weight="bold" officeooo:rsid="000ff2f4" officeooo:paragraph-rsid="000ff2f4" style:font-size-asian="13pt" style:font-weight-asian="bold" style:font-size-complex="13pt" style:font-weight-complex="bold"/>
    </style:style>
    <style:style style:name="P6" style:family="paragraph" style:parent-style-name="Standard">
      <style:text-properties fo:font-size="13pt" fo:font-weight="bold" officeooo:rsid="0011c043" officeooo:paragraph-rsid="0011c043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13pt" fo:font-weight="bold" officeooo:rsid="0013b18b" officeooo:paragraph-rsid="0013b18b" style:font-size-asian="13pt" style:font-weight-asian="bold" style:font-size-complex="13pt" style:font-weight-complex="bold"/>
    </style:style>
    <style:style style:name="P8" style:family="paragraph" style:parent-style-name="Standard" style:list-style-name="L6">
      <style:text-properties fo:font-size="13pt" fo:font-weight="bold" officeooo:rsid="0013b18b" officeooo:paragraph-rsid="0013b18b" style:font-size-asian="13pt" style:font-weight-asian="bold" style:font-size-complex="13pt" style:font-weight-complex="bold"/>
    </style:style>
    <style:style style:name="P9" style:family="paragraph" style:parent-style-name="Standard" style:list-style-name="L7">
      <style:text-properties fo:font-size="13pt" fo:font-weight="bold" officeooo:rsid="0017399d" officeooo:paragraph-rsid="0017399d" style:font-size-asian="13pt" style:font-weight-asian="bold" style:font-size-complex="13pt" style:font-weight-complex="bold"/>
    </style:style>
    <style:style style:name="P10" style:family="paragraph" style:parent-style-name="Standard" style:list-style-name="L10">
      <style:text-properties fo:font-size="13pt" fo:font-weight="bold" officeooo:rsid="0017399d" officeooo:paragraph-rsid="0017399d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3pt" fo:font-weight="normal" officeooo:rsid="0013b18b" officeooo:paragraph-rsid="0013b18b" style:font-size-asian="13pt" style:font-weight-asian="normal" style:font-size-complex="13pt" style:font-weight-complex="normal"/>
    </style:style>
    <style:style style:name="P12" style:family="paragraph" style:parent-style-name="Standard" style:list-style-name="L1">
      <style:text-properties officeooo:rsid="000ff2f4" officeooo:paragraph-rsid="000ff2f4"/>
    </style:style>
    <style:style style:name="P13" style:family="paragraph" style:parent-style-name="Standard" style:list-style-name="L1">
      <style:text-properties officeooo:rsid="000ff2f4" officeooo:paragraph-rsid="0013b18b"/>
    </style:style>
    <style:style style:name="P14" style:family="paragraph" style:parent-style-name="Standard">
      <style:text-properties officeooo:rsid="000ff2f4" officeooo:paragraph-rsid="0013b18b"/>
    </style:style>
    <style:style style:name="P15" style:family="paragraph" style:parent-style-name="Standard" style:list-style-name="L1">
      <style:text-properties officeooo:paragraph-rsid="000ff2f4"/>
    </style:style>
    <style:style style:name="P16" style:family="paragraph" style:parent-style-name="Standard" style:list-style-name="L1">
      <style:text-properties officeooo:paragraph-rsid="0011c043"/>
    </style:style>
    <style:style style:name="P17" style:family="paragraph" style:parent-style-name="Standard" style:list-style-name="L1">
      <style:text-properties officeooo:rsid="0011c043" officeooo:paragraph-rsid="0011c043"/>
    </style:style>
    <style:style style:name="P18" style:family="paragraph" style:parent-style-name="Standard">
      <style:text-properties officeooo:rsid="0011c043" officeooo:paragraph-rsid="0011c043"/>
    </style:style>
    <style:style style:name="P19" style:family="paragraph" style:parent-style-name="Standard">
      <style:text-properties officeooo:paragraph-rsid="0013b18b"/>
    </style:style>
    <style:style style:name="P20" style:family="paragraph" style:parent-style-name="Standard" style:list-style-name="L1">
      <style:text-properties fo:font-size="12pt" fo:font-weight="normal" officeooo:rsid="0011c043" officeooo:paragraph-rsid="0011c043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text-properties fo:font-size="12pt" fo:font-weight="normal" officeooo:rsid="0013b18b" officeooo:paragraph-rsid="0013b18b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13b18b" officeooo:paragraph-rsid="0013b18b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13b18b" officeooo:paragraph-rsid="0017399d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17399d" officeooo:paragraph-rsid="0017399d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paragraph-rsid="0013b18b" style:font-size-asian="12pt" style:font-weight-asian="normal" style:font-size-complex="12pt" style:font-weight-complex="normal"/>
    </style:style>
    <style:style style:name="P26" style:family="paragraph" style:parent-style-name="Standard">
      <style:text-properties officeooo:paragraph-rsid="0017399d"/>
    </style:style>
    <style:style style:name="T1" style:family="text">
      <style:text-properties officeooo:rsid="000e95ce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3pt" fo:font-weight="bold" officeooo:rsid="000ff2f4" style:font-size-asian="13pt" style:font-weight-asian="bold" style:font-size-complex="13pt" style:font-weight-complex="bold"/>
    </style:style>
    <style:style style:name="T4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5" style:family="text">
      <style:text-properties fo:font-size="13pt" style:text-underline-style="solid" style:text-underline-width="auto" style:text-underline-color="font-color" fo:font-weight="bold" officeooo:rsid="000e95ce" style:font-size-asian="13pt" style:font-weight-asian="bold" style:font-size-complex="13pt" style:font-weight-complex="bold"/>
    </style:style>
    <style:style style:name="T6" style:family="text">
      <style:text-properties officeooo:rsid="000ff2f4"/>
    </style:style>
    <style:style style:name="T7" style:family="text">
      <style:text-properties officeooo:rsid="0011c043"/>
    </style:style>
    <style:style style:name="T8" style:family="text">
      <style:text-properties officeooo:rsid="0013b18b"/>
    </style:style>
    <style:style style:name="T9" style:family="text">
      <style:text-properties fo:font-size="12pt" fo:font-weight="normal" officeooo:rsid="0011c043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17399d" style:font-size-asian="12pt" style:font-weight-asian="normal" style:font-size-complex="12pt" style:font-weight-complex="normal"/>
    </style:style>
    <style:style style:name="T11" style:family="text">
      <style:text-properties officeooo:rsid="001739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prefix="BF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BF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BF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BF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BF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BF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BF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BF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BF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BF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prefix="BF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prefix="BF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08/11/2017 <text:tab/><text:tab/><text:tab/><text:tab/>Compte-rendu TP1<text:tab/><text:tab/><text:tab/>Simon FERNANDES</text:p>
      <text:p text:style-name="P4">Thibault BROCHERIEUX</text:p>
      <text:p text:style-name="P1"/>
      <text:p text:style-name="P2"><text:span text:style-name="T4">Séance 1 :</text:span> <text:span text:style-name="T6">A</text:span>nalyse informelle</text:p>
      <text:p text:style-name="P2"/>
      <text:p text:style-name="P19"><text:span text:style-name="T5">Annexes C3-1, C3-2, C4-1 :</text:span><text:span text:style-name="T1"> Système de contrôle d'accès à un bâtiment</text:span></text:p>
      <text:p text:style-name="P19"/>
      <text:p text:style-name="P19"><text:span text:style-name="T3">But du système : </text:span></text:p>
      <text:list xml:id="list6507996708718897134" text:style-name="L1">
        <text:list-item>
          <text:p text:style-name="P15"><text:span text:style-name="T6">contrôler l'accès au bâtiments universitaires</text:span></text:p>
        </text:list-item>
        <text:list-item>
          <text:p text:style-name="P13">Configurer, surveiller et autoriser l'accès à certaines zones seulement à certaines personnes</text:p>
          <text:list>
            <text:list-header>
              <text:p text:style-name="P13"><text:span text:style-name="T2"/></text:p>
            </text:list-header>
          </text:list>
        </text:list-item>
      </text:list>
      <text:p text:style-name="P14"><text:span text:style-name="T2">Constitution du système :</text:span></text:p>
      <text:list xml:id="list145635505333967" text:continue-numbering="true" text:style-name="L1">
        <text:list-item>
          <text:p text:style-name="P12">Partie logicielle : fonctionnalités de paramétrage, fonctionnalités de surveillance, fonctionnalité de contrôle d'accès</text:p>
        </text:list-item>
        <text:list-item>
          <text:p text:style-name="P12">Partie matérielle : Des badges, des lecteurs de badges, des serrures électriques</text:p>
          <text:p text:style-name="P12"/>
        </text:list-item>
      </text:list>
      <text:p text:style-name="P5">Acteurs : </text:p>
      <text:list xml:id="list145635362401987" text:continue-numbering="true" text:style-name="L1">
        <text:list-item>
          <text:p text:style-name="P12">Humains : </text:p>
          <text:list>
            <text:list-item>
              <text:p text:style-name="P12">Le superviseur : <text:span text:style-name="T7">configurer les paramètres (portes, personnes, groupes, semaines types, droits d'accès)</text:span></text:p>
            </text:list-item>
            <text:list-item>
              <text:p text:style-name="P12">Le gardien : <text:span text:style-name="T7">obtenir les rapports, être alerté, forcer l'ouverture</text:span></text:p>
            </text:list-item>
            <text:list-item>
              <text:p text:style-name="P12">Tous les <text:span text:style-name="T11">utilisateurs d'un badge</text:span> : <text:span text:style-name="T7">obtenir l'accès aux endroits accessibles</text:span></text:p>
            </text:list-item>
          </text:list>
        </text:list-item>
        <text:list-item>
          <text:p text:style-name="P17">Non-humains</text:p>
          <text:list>
            <text:list-item>
              <text:p text:style-name="P17">Aucun</text:p>
            </text:list-item>
          </text:list>
        </text:list-item>
      </text:list>
      <text:p text:style-name="P18"/>
      <text:p text:style-name="P6">Limites :</text:p>
      <text:list xml:id="list145635314979262" text:continue-numbering="true" text:style-name="L1">
        <text:list-item>
          <text:p text:style-name="P16"><text:span text:style-name="T9">Fonctionnalités non-prévues</text:span></text:p>
          <text:list>
            <text:list-item>
              <text:p text:style-name="P20"><text:span text:style-name="T8">Ex : </text:span>Authentification du porteur du badge (vol/prêt de badge)</text:p>
            </text:list-item>
          </text:list>
        </text:list-item>
        <text:list-item>
          <text:p text:style-name="P21">Acteurs non-prévus</text:p>
          <text:list>
            <text:list-item>
              <text:p text:style-name="P21">Personnes sans badge : Etudiants, service d'entretien, visiteurs</text:p>
            </text:list-item>
          </text:list>
        </text:list-item>
      </text:list>
      <text:p text:style-name="P11"/>
      <text:p text:style-name="P11"/>
      <text:p text:style-name="P7">Besoins fonctionnels :</text:p>
      <text:list xml:id="list8655328493283180180" text:style-name="L6">
        <text:list-item>
          <text:p text:style-name="P8">Superviseur</text:p>
        </text:list-item>
      </text:list>
      <text:p text:style-name="P25"><text:span text:style-name="T11"><text:tab/>01. <text:tab/><text:tab/>S'identifier</text:span></text:p>
      <text:p text:style-name="P23"><text:span text:style-name="T11"><text:tab/>02. <text:tab/><text:tab/></text:span>Modifier les informations relatives à une porte</text:p>
      <text:p text:style-name="P23"><text:span text:style-name="T11"><text:tab/>03. <text:tab/><text:tab/></text:span>Modifier les informations relatives à une personne</text:p>
      <text:p text:style-name="P23"><text:span text:style-name="T11"><text:tab/>04. <text:tab/><text:tab/></text:span>Modifier les informations relatives à un groupe de portes</text:p>
      <text:p text:style-name="P23"><text:span text:style-name="T11"><text:tab/>05. <text:tab/><text:tab/></text:span>Modifier les informations relatives à un groupe personnes</text:p>
      <text:p text:style-name="P23"><text:span text:style-name="T11"><text:tab/>06. <text:tab/><text:tab/></text:span>Modifier les droits d'accès d'un groupe de personnes à un groupe de portes</text:p>
      <text:p text:style-name="P23"><text:span text:style-name="T11"><text:tab/>07. <text:tab/><text:tab/></text:span>Modifier les informations relatives à une semaine type</text:p>
      <text:p text:style-name="P23"><text:span text:style-name="T11"><text:tab/>08. <text:tab/><text:tab/></text:span>Rechercher une personne en fonction de son badge</text:p>
      <text:p text:style-name="P23"><text:span text:style-name="T11"><text:tab/>09. <text:tab/><text:tab/></text:span>Rechercher les portes franchissables par une personne</text:p>
      <text:p text:style-name="P23"><text:span text:style-name="T11"><text:tab/>10. <text:tab/><text:tab/></text:span>Rechercher les groupes qui contiennent une personne</text:p>
      <text:p text:style-name="P23"><text:span text:style-name="T11"><text:tab/>11. <text:tab/><text:tab/></text:span>Rechercher les personnes qui appartiennent à un groupe</text:p>
      <text:p text:style-name="P23"><text:span text:style-name="T11"><text:tab/>12 <text:tab/><text:tab/></text:span>Rechercher les droits d'accès d'une personne à une porte donnée</text:p>
      <text:p text:style-name="P22"/>
      <text:list xml:id="list8534036333054492198" text:style-name="L7">
        <text:list-item>
          <text:p text:style-name="P9">Gardien</text:p>
        </text:list-item>
      </text:list>
      <text:p text:style-name="P24"><text:tab/>01. <text:tab/><text:tab/>S'identifier</text:p>
      <text:p text:style-name="P24"><text:tab/>13. <text:tab/><text:tab/>Rapport des évènements</text:p>
      <text:p text:style-name="P24"><text:soft-page-break/><text:tab/>14. <text:tab/><text:tab/>Rapport des alarmes</text:p>
      <text:p text:style-name="P24"><text:tab/>15. <text:tab/><text:tab/>Ouvrir une porte à distance</text:p>
      <text:p text:style-name="P24"><text:tab/>16. <text:tab/><text:tab/>Ouvrir les portes à distance (alarme incendie)</text:p>
      <text:p text:style-name="P24"><text:tab/>17. <text:tab/><text:tab/>Purger les évènements de la base de données</text:p>
      <text:p text:style-name="P24"/>
      <text:list xml:id="list3091818400003137340" text:style-name="L10">
        <text:list-item>
          <text:p text:style-name="P10">Utilisateur d'un badge</text:p>
        </text:list-item>
      </text:list>
      <text:p text:style-name="P26"><text:span text:style-name="T10"><text:tab/>18. <text:tab/><text:tab/>Demander l'accès à une porte</text:span></text:p>
      <text:p text:style-name="P26"><text:span text:style-name="T10"/></text:p>
      <text:p text:style-name="P26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3:43:40.740627000</meta:creation-date>
    <dc:date>2017-11-08T14:56:34.984089000</dc:date>
    <meta:editing-duration>PT11M4S</meta:editing-duration>
    <meta:editing-cycles>3</meta:editing-cycles>
    <meta:generator>LibreOffice/5.0.6.3$MacOSX_X86_64 LibreOffice_project/490fc03b25318460cfc54456516ea2519c11d1aa</meta:generator>
    <meta:document-statistic meta:table-count="0" meta:image-count="0" meta:object-count="0" meta:page-count="2" meta:paragraph-count="47" meta:word-count="309" meta:character-count="2034" meta:non-whitespace-character-count="1723"/>
  </office:meta>
</office:document-meta>
</file>